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54.45mm"/>
    </style:style>
    <style:style style:name="co4" style:family="table-column">
      <style:table-column-properties fo:break-before="auto" style:column-width="66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cog_arch_name</text:p>
          </table:table-cell>
          <table:table-cell office:value-type="string" calcext:value-type="string">
            <text:p>time active</text:p>
          </table:table-cell>
          <table:table-cell office:value-type="string" calcext:value-type="string">
            <text:p>arch typ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1996-2007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based on the publications, first is [Aumann2001], last is 2002 <text:s/>Intelligent control of life support for space missions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1981-prese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start of the project http://www.ccbi.cmu.edu/4CAPS/, according to the The Oxford Handbook of Cognitive Science the timelines for architectures in CAPS family are: CAPS(1981-1992), 3CAPS (1992-1999), 4CAPS (1999-present)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1971-prese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start of the project [Albus1995b]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1976-prese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<text:s/>first instance of ACT called ACTE published in Anderson J.R. (1976). Language, memory, and thought. Hilldale, NJ: Erlbaum as mentioned in [Anderson1996a]</text:p>
          </table:table-cell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2004-present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the initial implementation is completed in 2004 [Benjamin2004]</text:p>
          </table:table-cell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1983-2003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http://www-ksl.stanford.edu/projects/AIS/, BB1 (blackboard control architecture) is the software system at the base of other AIS agents, such as Virtual Theater, Guardian, Albots and Patient Advocate</text:p>
          </table:table-cell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1997-2006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first mentioned in [Freed1997], last update of the official webpage http://apex-autonomy.sourceforge.net/ was in 2006. According to https://human-factors.arc.nasa.gov/groups/midas/history.html APEX was incorporated into MIDAS architecture in 2004-2006.</text:p>
          </table:table-cell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2015-present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first mentioned in [Bridewell2015]</text:p>
          </table:table-cell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2007-2011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first mentioned in [Gomez2007], last publication [Martin2011]</text:p>
          </table:table-cell>
        </table:table-row>
        <table:table-row table:style-name="ro1">
          <table:table-cell office:value-type="string" calcext:value-type="string">
            <text:p>ARS/SiMA</text:p>
          </table:table-cell>
          <table:table-cell office:value-type="string" calcext:value-type="string">
            <text:p>2004-present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first mentioned in [Brainin2004] according to [Pratl2005], the architecture is in active development according to http://sima.ict.tuwien.ac.at/ars-model/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1976-present</text:p>
          </table:table-cell>
          <table:table-cell office:value-type="string" calcext:value-type="string">
            <text:p>emergent</text:p>
          </table:table-cell>
          <table:table-cell office:value-type="string" calcext:value-type="string">
            <text:p><text:s/>introduced in [Grossberg1976] according to [Carpenter1987a], ART is in active development according to recent publications posted on the http://techlab.bu.edu/</text:p>
          </table:table-cell>
        </table:table-row>
        <table:table-row table:style-name="ro1">
          <table:table-cell office:value-type="string" calcext:value-type="string">
            <text:p>ASMO</text:p>
          </table:table-cell>
          <table:table-cell office:value-type="string" calcext:value-type="string">
            <text:p>2009-present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first presented in [Novianto2009a], currently active according to http://www.ronynovianto.com/index.php/research/5-research-current</text:p>
          </table:table-cell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1991-1994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introduced in [Gat1991], last mentioned in [Gat1994]</text:p>
          </table:table-cell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2007-present</text:p>
          </table:table-cell>
          <table:table-cell office:value-type="string" calcext:value-type="string">
            <text:p>emergent</text:p>
          </table:table-cell>
          <table:table-cell office:value-type="string" calcext:value-type="string">
            <text:p>first introduced in [Rohrer2007], actively developed according to the activity at the https://github.com/brohrer/becca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1981-2007</text:p>
          </table:table-cell>
          <table:table-cell office:value-type="string" calcext:value-type="string">
            <text:p>emergent</text:p>
          </table:table-cell>
          <table:table-cell office:value-type="string" calcext:value-type="string">
            <text:p>timeline on http://www.nsi.edu/~nomad/</text:p>
          </table:table-cell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2006-prese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first presented in [Hansen2006], under current development according to http://www.navaldrones.com/CARACAS.html</text:p>
          </table:table-cell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2011-2013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first presented in [Faghihi2011], last mentioned in [Nkambou2013]</text:p>
          </table:table-cell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2009-2014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first presented in [Arrabales2009], last mentioned in [LlarguesAsensio2014]</text:p>
          </table:table-cell>
        </table:table-row>
        <table:table-row table:style-name="ro1">
          <table:table-cell office:value-type="string" calcext:value-type="string">
            <text:p>CHARISMA</text:p>
          </table:table-cell>
          <table:table-cell office:value-type="string" calcext:value-type="string">
            <text:p>2011-2012</text:p>
          </table:table-cell>
          <table:table-cell office:value-type="string" calcext:value-type="string">
            <text:p>emergent</text:p>
          </table:table-cell>
          <table:table-cell office:value-type="string" calcext:value-type="string">
            <text:p>proposed in [Conforth2011], last mentioned in [Conforth2012]</text:p>
          </table:table-cell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1992-present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timeline according to http://chrest.info/history.html, under current development according to recent activity in https://github.com/petercrlane/chrest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1996-prese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first presented in [Sun1994], under current development according to [Sun2016a]</text:p>
          </table:table-cell>
        </table:table-row>
        <table:table-row table:style-name="ro1">
          <table:table-cell office:value-type="string" calcext:value-type="string">
            <text:p>COGNET</text:p>
          </table:table-cell>
          <table:table-cell office:value-type="string" calcext:value-type="string">
            <text:p>1989-prese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introduced in [Zubritsky1989], under current development according to http://www.chisystems.com/training.html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2011-present</text:p>
          </table:table-cell>
          <table:table-cell office:value-type="string" calcext:value-type="string">
            <text:p>emergent</text:p>
          </table:table-cell>
          <table:table-cell office:value-type="string" calcext:value-type="string">
            <text:p>presented in [Henderson2005], last mentioned in [Henderson2013]</text:p>
          </table:table-cell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2004-prese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introduced in [Norling2004], last publication in [Evertsz2014], under development according to http://aosgrp.com/products/cojack/</text:p>
          </table:table-cell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2004-prese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<text:s/>presented in [Forbus2004], last mention in [Forbus2016]</text:p>
          </table:table-cell>
        </table:table-row>
        <table:table-row table:style-name="ro1">
          <table:table-cell office:value-type="string" calcext:value-type="string">
            <text:p>Copycat/Metacat</text:p>
          </table:table-cell>
          <table:table-cell office:value-type="string" calcext:value-type="string">
            <text:p>1984-prese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Copycat introduced in [L1984], an extension of it called Metacat presented in [Marshall1995a], under active development according to updates on http://science.slc.edu/~jmarshall/metacat/</text:p>
          </table:table-cell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2015-prese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introduced in [Bandera], last mention in [Manso2016]</text:p>
          </table:table-cell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2004-200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duration Sept 2004 - Aug 2008 according to http://www.cognitivesystems.org/index.asp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1992-present</text:p>
          </table:table-cell>
          <table:table-cell office:value-type="string" calcext:value-type="string">
            <text:p>emergent</text:p>
          </table:table-cell>
          <table:table-cell office:value-type="string" calcext:value-type="string">
            <text:p>introduced in [Verschure1992] under active development according to http://specs.upf.edu/projects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2005-prese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introduced in [Scheutz2005] according to [Schermerhorn2006], most recent paper [Williams2016]</text:p>
          </table:table-cell>
        </table:table-row>
        <table:table-row table:style-name="ro1">
          <table:table-cell office:value-type="string" calcext:value-type="string">
            <text:p>DiPRA</text:p>
          </table:table-cell>
          <table:table-cell office:value-type="string" calcext:value-type="string">
            <text:p>2007-200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introduced in [Pezzulo2007], most recent paper [Pezzulo2009]</text:p>
          </table:table-cell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1987-present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DISCIPLE-1 introduced in [Kondratoff1987], under active development according to http://lac.gmu.edu/index.html</text:p>
          </table:table-cell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2011-201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introduced in [Ng2010], <text:s/>most recent paper [Xiao2015]</text:p>
          </table:table-cell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1994-2014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introduced in [Kokinov1994a], most recent paper [Pavlova2014]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1994-present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introduced in [Kieras1994a], most recent paper [Kieras2016a]</text:p>
          </table:table-cell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1990-1993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introduced in [Drummond1990], most recent paper [Bresina1993]</text:p>
          </table:table-cell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1991-present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introduced in [Epstein1991], actively developedaccording to http://www.compsci.hunter.cuny.edu/~epstein/html/forr.html and recent publications [Epstein2015]</text:p>
          </table:table-cell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1992-2013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introduced in [Hexmoor1992], most recent publication [Bona2013]</text:p>
          </table:table-cell>
        </table:table-row>
        <table:table-row table:style-name="ro1">
          <table:table-cell office:value-type="string" calcext:value-type="string">
            <text:p>GMU-BICA</text:p>
          </table:table-cell>
          <table:table-cell office:value-type="string" calcext:value-type="string">
            <text:p>2005-2013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introduced in [Samsonovich2005b] according to [Samsonovich2008], most recent publication [Samsonovich2013]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1987-1991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beginning of the project according to [Vere1990], most recent publication [Vere1991]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2005-present</text:p>
          </table:table-cell>
          <table:table-cell office:value-type="string" calcext:value-type="string">
            <text:p>emergent</text:p>
          </table:table-cell>
          <table:table-cell office:value-type="string" calcext:value-type="string">
            <text:p>introduced in 2005 according to http://numenta.com/mission-and-history/ and [Hawkins2005], actively developed according to http://numenta.org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1989-present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introduced in [Langley1990], actively developed according to http://cll.stanford.edu/research/ongoing/icarus/</text:p>
          </table:table-cell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2004-prese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project started in 2004 according to [Vernon2010], under current development http://www.icub.org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1996-present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introduced in [Kelley1996], most recent paper [Bommer2016]</text:p>
          </table:table-cell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1990-prese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introduced in [Gan1990], most recent publication [Wilkes2011], however listed as current research at [http://eecs.vanderbilt.edu/cis/CRL/researchCurrentCrl.shtml]</text:p>
          </table:table-cell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1998-200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introduced in [Breazeal1998a], most recent publication [Breazeal2009]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<text:s/>1996-prese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introduced in [OReilly1997], under active development https://grey.colorado.edu/emergent/index.php/Main_Page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2006-prese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introduced in [Franklin2006], under active development http://ccrg.cs.memphis.edu/projects.html</text:p>
          </table:table-cell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2010-2014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started in 2010 according to http://macsi.isir.upmc.fr, most recent publication [Oudeyer]</text:p>
          </table:table-cell>
        </table:table-row>
        <table:table-row table:style-name="ro1">
          <table:table-cell office:value-type="string" calcext:value-type="string">
            <text:p>MAMID</text:p>
          </table:table-cell>
          <table:table-cell office:value-type="string" calcext:value-type="string">
            <text:p>1999-present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introduced in [Hudlicka1999], most recent publication [Hudlicka2016]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1989-1996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introduced in [Kuokka1989], most recent publication [Kuokka1996]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2001-present</text:p>
          </table:table-cell>
          <table:table-cell office:value-type="string" calcext:value-type="string">
            <text:p>emergent</text:p>
          </table:table-cell>
          <table:table-cell office:value-type="string" calcext:value-type="string">
            <text:p>introduced in [Bellas2001], most recent publication [Salgado2016]</text:p>
          </table:table-cell>
        </table:table-row>
        <table:table-row table:style-name="ro1">
          <table:table-cell office:value-type="string" calcext:value-type="string">
            <text:p>MicroPsi</text:p>
          </table:table-cell>
          <table:table-cell office:value-type="string" calcext:value-type="string">
            <text:p>2003-present</text:p>
          </table:table-cell>
          <table:table-cell office:value-type="string" calcext:value-type="string">
            <text:p>emergent</text:p>
          </table:table-cell>
          <table:table-cell office:value-type="string" calcext:value-type="string">
            <text:p>introduced in [Bach2003b], under current development according to http://www.micropsi-industries.com</text:p>
          </table:table-cell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1985-present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project started in 1985 according to [Corker1993], most recent publication https://ntrs.nasa.gov/archive/nasa/casi.ntrs.nasa.gov/20160008703.pdf</text:p>
          </table:table-cell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2011-present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introduced in [Cox2011], under active development according to activity in https://github.com/mclumd/MIDCA</text:p>
          </table:table-cell>
        </table:table-row>
        <table:table-row table:style-name="ro1">
          <table:table-cell office:value-type="string" calcext:value-type="string">
            <text:p>MLECOG</text:p>
          </table:table-cell>
          <table:table-cell office:value-type="string" calcext:value-type="string">
            <text:p>2015-prese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introduced in [Starzyk2015], most recent publication [Starzyk]</text:p>
          </table:table-cell>
        </table:table-row>
        <table:table-row table:style-name="ro1">
          <table:table-cell office:value-type="string" calcext:value-type="string">
            <text:p>MusiCog</text:p>
          </table:table-cell>
          <table:table-cell office:value-type="string" calcext:value-type="string">
            <text:p>2012-2014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introduced in [Maxwell2012], most recent publicaion [Maxwell2014a]</text:p>
          </table:table-cell>
        </table:table-row>
        <table:table-row table:style-name="ro1">
          <table:table-cell office:value-type="string" calcext:value-type="string">
            <text:p>NARS</text:p>
          </table:table-cell>
          <table:table-cell office:value-type="string" calcext:value-type="string">
            <text:p>1983-present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the project started in 1983 according to [Wang2006], under active development according to activity in https://code.google.com/archive/p/open-nars/</text:p>
          </table:table-cell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2001-200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introduced in [Looks2004], in 2008 the code was used to start another probect OpenCog Prime [Goertzel2009]</text:p>
          </table:table-cell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1993-2014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project started in 1993 according to [Deutsch1995], most recent publication [Deutsch2014]</text:p>
          </table:table-cell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2008-prese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original release in 2008 (https://code.launchpad.net/~opencog-dev/opencog/trunk), under active development according to the recent activity on https://github.com/opencog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1986-2011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first mention in [Pollock1988a] (first presented at a conference in 1986) and last mention in [Pollock2011]</text:p>
          </table:table-cell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2006-prese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introduced in [Brom2006], under development according to the recent activity on the project SVN (http://artemis.ms.mff.cuni.cz/websvn/listing.php?repname=Pogamut)</text:p>
          </table:table-cell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2002-2013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introduced in [Cassimatis2002a], most recent publication [Cassimatis2013]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1986-2005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beginning according to <text:s/>[Fink2005], most recent publication [Fink2005]</text:p>
          </table:table-cell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1986-2004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first mentioned in [Georgeff1986], most recent publication [DInverno2004]</text:p>
          </table:table-cell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2000-2011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first mentioned in [Yin2000] according to [Yen2002], most recent publication [From2011]</text:p>
          </table:table-cell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1988-1993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first mentioned in [Russel1988], most recent publication [Ogasawara1993a]</text:p>
          </table:table-cell>
        </table:table-row>
        <table:table-row table:style-name="ro1">
          <table:table-cell office:value-type="string" calcext:value-type="string">
            <text:p>Recommendation</text:p>
          </table:table-cell>
          <table:table-cell office:value-type="string" calcext:value-type="string">
            <text:p>1990-present</text:p>
          </table:table-cell>
          <table:table-cell office:value-type="string" calcext:value-type="string">
            <text:p>emergent</text:p>
          </table:table-cell>
          <table:table-cell office:value-type="string" calcext:value-type="string">
            <text:p>first mentioned in [Coward1990] (as stated in [Coward2015]), most recent publication is [Coward2016]</text:p>
          </table:table-cell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1999-2008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introduced in [Murdock2000], most recent publication [Murdock2008]</text:p>
          </table:table-cell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2012-prese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first mentioned in [Bustos2012], most recent publication [Marfil2016]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2008-201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introduced in [Lebiere2008], most recent publication Lebiere2015</text:p>
          </table:table-cell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1998-2010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timeline according to the http://www.cse.msu.edu/~weng/research/LM.html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2014-prese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first mentioned in [Tsotsos2014], most recent publication [Tsotsos2016]</text:p>
          </table:table-cell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1993-2013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introduced in [Shastri1993] according to SHRUTI bibliography http://www1.icsi.berkeley.edu/~shastri/shruti/shrutibiblio.html, most recent publicaton in [Townsend2013]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2008-prese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introduced in [Rosenbloom2009], most recent publication [Joshi2016]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1982-present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introduced in mid-1982 according to [Laird1987], under active development (http://soar.eecs.umich.edu)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2012-prese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introduced in [Stewart2012], currently under active development according to http://models.nengo.ca/spaun</text:p>
          </table:table-cell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1985-present</text:p>
          </table:table-cell>
          <table:table-cell office:value-type="string" calcext:value-type="string">
            <text:p>emergent</text:p>
          </table:table-cell>
          <table:table-cell office:value-type="string" calcext:value-type="string">
            <text:p>first introduced in [Brooks1985]. Subsumption architecture does not exist as a single implementation, but current work continues to develop the ideas presented in the 90s, e.g. [Oland2016]</text:p>
          </table:table-cell>
        </table:table-row>
        <table:table-row table:style-name="ro1">
          <table:table-cell office:value-type="string" calcext:value-type="string">
            <text:p>Teton</text:p>
          </table:table-cell>
          <table:table-cell office:value-type="string" calcext:value-type="string">
            <text:p>1989-1991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first introduced in [Vanlehn1989b], most recent publication [VanLehn1991]</text:p>
          </table:table-cell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1989-1991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introduced in [Mitchell1989a], most recent publication [Mitchell1991]</text:p>
          </table:table-cell>
        </table:table-row>
        <table:table-row table:style-name="ro1">
          <table:table-cell office:value-type="string" calcext:value-type="string">
            <text:p>Ymir</text:p>
          </table:table-cell>
          <table:table-cell office:value-type="string" calcext:value-type="string">
            <text:p>1995-2013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first mentioned in [Thorisson1995], most recent publication [Thorisson2007]</text:p>
          </table:table-cell>
        </table:table-row>
        <table:table-row table:style-name="ro1">
          <table:table-cell office:value-type="string" calcext:value-type="string">
            <text:p>Darwinian Neurodynamics</text:p>
          </table:table-cell>
          <table:table-cell office:value-type="string" calcext:value-type="string">
            <text:p>2016-present</text:p>
          </table:table-cell>
          <table:table-cell office:value-type="string" calcext:value-type="string">
            <text:p>emergent</text:p>
          </table:table-cell>
          <table:table-cell office:value-type="string" calcext:value-type="string">
            <text:p>first mentioned in [Vladar2016], currently under development according (https://osf.io/7xfh2/)</text:p>
          </table:table-cell>
        </table:table-row>
        <table:table-row table:style-name="ro1">
          <table:table-cell office:value-type="string" calcext:value-type="string">
            <text:p>Xapagy</text:p>
          </table:table-cell>
          <table:table-cell office:value-type="string" calcext:value-type="string">
            <text:p>2008-present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project started in 2008 according to the official project page (http://www.xapagy.com), currently under active development according to the activity on github (https://github.com/Xapagy/Xapagy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9:27:16.668088507</meta:creation-date>
    <dc:date>2018-09-09T19:30:02.873477671</dc:date>
    <meta:editing-duration>PT2M45S</meta:editing-duration>
    <meta:editing-cycles>3</meta:editing-cycles>
    <meta:generator>LibreOffice/5.1.6.2$Linux_X86_64 LibreOffice_project/10m0$Build-2</meta:generator>
    <meta:document-statistic meta:table-count="1" meta:cell-count="340" meta:object-count="0"/>
  </office:meta>
</office:document-meta>
</file>